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ISOCPEUR" svg:font-family="ISOCPEU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1cm" svg:stroke-color="#000000" svg:stroke-opacity="100%" draw:stroke-linejoin="round" svg:stroke-linecap="round" draw:fill="none" fo:padding-top="0.18cm" fo:padding-bottom="0.18cm" fo:padding-left="0.305cm" fo:padding-right="0.305cm" draw:shadow="hidden"/>
    </style:style>
    <style:style style:name="gr2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3" style:family="graphic" style:parent-style-name="standard">
      <style:graphic-properties draw:stroke="none" draw:fill="none" draw:textarea-vertical-align="middle" fo:min-height="0.469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none" draw:fill="none" draw:textarea-vertical-align="middle" fo:min-height="0.519cm" fo:min-width="2.54cm" fo:padding-top="0.071cm" fo:padding-bottom="0.071cm" fo:padding-left="0.071cm" fo:padding-right="0.071cm"/>
    </style:style>
    <style:style style:name="gr5" style:family="graphic" style:parent-style-name="standard">
      <style:graphic-properties draw:stroke="none" draw:fill="none" draw:textarea-vertical-align="middle" fo:min-height="0.575cm" fo:min-width="2.54cm" fo:padding-top="0.071cm" fo:padding-bottom="0.071cm" fo:padding-left="0.071cm" fo:padding-right="0.071cm"/>
    </style:style>
    <style:style style:name="gr6" style:family="graphic" style:parent-style-name="standard">
      <style:graphic-properties draw:stroke="none" draw:fill="none" draw:textarea-vertical-align="middle" fo:min-height="1.388cm" fo:min-width="2.54cm" fo:padding-top="0.071cm" fo:padding-bottom="0.071cm" fo:padding-left="0.071cm" fo:padding-right="0.071cm"/>
    </style:style>
    <style:style style:name="gr7" style:family="graphic" style:parent-style-name="standard">
      <style:graphic-properties draw:stroke="none" draw:fill="none" draw:textarea-vertical-align="middle" fo:min-height="1.037cm" fo:min-width="2.54cm" fo:padding-top="0.071cm" fo:padding-bottom="0.071cm" fo:padding-left="0.071cm" fo:padding-right="0.071cm"/>
    </style:style>
    <style:style style:name="gr8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9" style:family="graphic" style:parent-style-name="standard">
      <style:graphic-properties draw:stroke="none" draw:fill="none" draw:textarea-vertical-align="middle" fo:min-height="0.92cm" fo:min-width="2.54cm" fo:padding-top="0.071cm" fo:padding-bottom="0.071cm" fo:padding-left="0.071cm" fo:padding-right="0.071cm"/>
    </style:style>
    <style:style style:name="gr10" style:family="graphic" style:parent-style-name="standard">
      <style:graphic-properties draw:stroke="none" draw:fill="none" draw:textarea-vertical-align="middle" fo:min-height="0.692cm" fo:min-width="2.54cm" fo:padding-top="0.071cm" fo:padding-bottom="0.071cm" fo:padding-left="0.071cm" fo:padding-right="0.071cm"/>
    </style:style>
    <style:style style:name="gr11" style:family="graphic" style:parent-style-name="standard">
      <style:graphic-properties draw:stroke="none" draw:fill="none" draw:textarea-vertical-align="middle" fo:min-height="1.383cm" fo:min-width="2.54cm" fo:padding-top="0.071cm" fo:padding-bottom="0.071cm" fo:padding-left="0.071cm" fo:padding-right="0.071cm"/>
    </style:style>
    <style:style style:name="gr12" style:family="graphic" style:parent-style-name="standard">
      <style:graphic-properties draw:stroke="none" draw:fill="none" draw:textarea-vertical-align="middle" fo:min-height="0.808cm" fo:min-width="2.54cm" fo:padding-top="0.071cm" fo:padding-bottom="0.071cm" fo:padding-left="0.071cm" fo:padding-right="0.071cm"/>
    </style:style>
    <style:style style:name="gr13" style:family="graphic" style:parent-style-name="standard">
      <style:graphic-properties draw:stroke="none" draw:fill="solid" draw:fill-color="#ffffff" draw:shadow="hidden"/>
    </style:style>
    <style:style style:name="gr14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5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/>
    </style:style>
    <style:style style:name="gr16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/>
    </style:style>
    <style:style style:name="gr17" style:family="graphic" style:parent-style-name="standard">
      <style:graphic-properties svg:stroke-width="0.018cm" svg:stroke-color="#000000" draw:marker-start-width="0.227cm" draw:marker-end-width="0.227cm" draw:textarea-vertical-align="middle" fo:padding-top="0.134cm" fo:padding-bottom="0.134cm" fo:padding-left="0.259cm" fo:padding-right="0.259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338cm" fo:min-width="2.294cm"/>
    </style:style>
    <style:style style:name="gr19" style:family="graphic" style:parent-style-name="objectwithoutfill">
      <style:graphic-properties svg:stroke-width="0.018cm" draw:marker-start-width="0.227cm" draw:marker-end="Short_20_line_20_Arrow" draw:marker-end-width="0.327cm" draw:fill="none" draw:textarea-vertical-align="middle" fo:padding-top="0.134cm" fo:padding-bottom="0.134cm" fo:padding-left="0.259cm" fo:padding-right="0.259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3.945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4.199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4.199cm"/>
    </style:style>
    <style:style style:name="gr25" style:family="graphic" style:parent-style-name="standard">
      <style:graphic-properties draw:textarea-vertical-align="middle"/>
    </style:style>
    <style:style style:name="P1" style:family="paragraph">
      <loext:graphic-properties draw:fill="none"/>
      <style:text-properties style:font-name="Open Sans" fo:font-style="italic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Open Sans" fo:font-style="italic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style:font-name="Open Sans" fo:font-style="italic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Open Sans" fo:font-size="18pt" fo:font-style="italic" style:font-size-asian="18pt" style:font-size-complex="18pt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Open Sans Light" fo:font-size="8pt" fo:font-style="italic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Open Sans" fo:font-size="12pt" fo:font-style="italic" style:font-size-asian="12pt" style:font-size-complex="12pt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Open Sans" fo:font-size="8pt" fo:font-style="italic" style:font-size-asian="8pt" style:font-size-complex="8pt"/>
    </style:style>
    <style:style style:name="P10" style:family="paragraph">
      <loext:graphic-properties draw:fill="solid" draw:fill-color="#ffffff"/>
      <style:text-properties style:font-name="Open Sans" fo:font-style="italic"/>
    </style:style>
    <style:style style:name="P11" style:family="paragraph">
      <style:paragraph-properties fo:margin-left="0cm" fo:margin-right="0cm" fo:margin-top="0cm" fo:margin-bottom="0cm" fo:line-height="120%" fo:text-align="center" fo:text-indent="0cm"/>
      <style:text-properties style:font-name="Open Sans" fo:font-style="italic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style:font-name="Open Sans" fo:font-size="10pt" fo:letter-spacing="normal" fo:font-style="italic" style:font-size-asian="12pt" style:font-size-complex="12pt"/>
    </style:style>
    <style:style style:name="P14" style:family="paragraph">
      <loext:graphic-properties draw:fill-color="#ffffff"/>
      <style:paragraph-properties fo:text-align="center"/>
      <style:text-properties style:font-name="Open Sans" fo:font-size="10pt" fo:letter-spacing="normal" fo:font-style="italic" style:font-size-asian="12pt" style:font-size-complex="12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text-properties style:font-name="Open Sans" fo:font-size="10pt" fo:font-style="italic" style:font-size-asian="10pt" style:font-style-asian="italic" style:font-size-complex="10pt" style:font-style-complex="italic"/>
    </style:style>
    <style:style style:name="P17" style:family="paragraph">
      <loext:graphic-properties draw:fill-color="#ffffff"/>
      <style:paragraph-properties fo:text-align="center"/>
      <style:text-properties style:font-name="Open Sans" fo:font-size="10pt" fo:font-style="italic" style:font-size-asian="10pt" style:font-style-asian="italic" style:font-size-complex="10pt" style:font-style-complex="italic"/>
    </style:style>
    <style:style style:name="T1" style:family="text">
      <style:text-properties fo:color="#000000" style:font-name="Open Sans" fo:font-size="8pt" fo:font-style="italic" style:font-name-asian="ISOCPEUR" style:font-size-asian="8pt" style:font-style-asian="italic" style:font-name-complex="ISOCPEUR" style:font-size-complex="8pt" style:font-style-complex="italic"/>
    </style:style>
    <style:style style:name="T2" style:family="text">
      <style:text-properties fo:color="#000000" style:font-name="Open Sans" fo:font-size="9pt" fo:font-style="italic" style:font-name-asian="ISOCPEUR" style:font-size-asian="9pt" style:font-style-asian="italic" style:font-name-complex="ISOCPEUR" style:font-size-complex="9pt" style:font-style-complex="italic"/>
    </style:style>
    <style:style style:name="T3" style:family="text">
      <style:text-properties fo:color="#000000" style:font-name="Open Sans" fo:font-size="10pt" fo:font-style="italic" style:font-name-asian="ISOCPEUR" style:font-size-asian="10pt" style:font-style-asian="italic" style:font-name-complex="ISOCPEUR" style:font-size-complex="10pt" style:font-style-complex="italic"/>
    </style:style>
    <style:style style:name="T4" style:family="text">
      <style:text-properties fo:color="#000000" style:font-name="Open Sans" fo:font-size="24pt" fo:font-style="italic" style:font-name-asian="ISOCPEUR" style:font-size-asian="24pt" style:font-style-asian="italic" style:font-name-complex="ISOCPEUR" style:font-size-complex="24pt" style:font-style-complex="italic"/>
    </style:style>
    <style:style style:name="T5" style:family="text">
      <style:text-properties fo:color="#000000" style:font-name="Open Sans" fo:font-size="18pt" fo:font-style="italic" style:font-name-asian="ISOCPEUR" style:font-size-asian="18pt" style:font-style-asian="italic" style:font-name-complex="ISOCPEUR" style:font-size-complex="18pt" style:font-style-complex="italic"/>
    </style:style>
    <style:style style:name="T6" style:family="text">
      <style:text-properties fo:color="#000000" style:font-name="Open Sans" fo:font-size="16pt" fo:font-style="italic" style:font-name-asian="ISOCPEUR" style:font-size-asian="16pt" style:font-style-asian="italic" style:font-name-complex="ISOCPEUR" style:font-size-complex="16pt" style:font-style-complex="italic"/>
    </style:style>
    <style:style style:name="T7" style:family="text">
      <style:text-properties fo:color="#000000" style:font-name="Open Sans" fo:font-size="12pt" fo:font-style="italic" style:font-name-asian="ISOCPEUR" style:font-size-asian="12pt" style:font-style-asian="italic" style:font-name-complex="ISOCPEUR" style:font-size-complex="12pt" style:font-style-complex="italic"/>
    </style:style>
    <style:style style:name="T8" style:family="text">
      <style:text-properties fo:color="#000000" style:font-name="Open Sans Light" fo:font-size="8pt" fo:font-style="italic" style:font-name-asian="ISOCPEUR" style:font-size-asian="12pt" style:font-style-asian="italic" style:font-name-complex="ISOCPEUR" style:font-size-complex="12pt" style:font-style-complex="italic"/>
    </style:style>
    <style:style style:name="T9" style:family="text">
      <style:text-properties fo:color="#000000" style:font-name="Open Sans" fo:font-size="14pt" fo:font-style="italic" style:font-name-asian="ISOCPEUR" style:font-size-asian="14pt" style:font-style-asian="italic" style:font-name-complex="ISOCPEUR" style:font-size-complex="14pt" style:font-style-complex="italic"/>
    </style:style>
    <style:style style:name="T10" style:family="text">
      <style:text-properties fo:color="#000000" style:font-name="Calibri" fo:font-size="10pt" style:font-name-asian="Calibri" style:font-size-asian="10pt" style:font-name-complex="Calibri" style:font-size-complex="10pt"/>
    </style:style>
    <style:style style:name="T11" style:family="text">
      <style:text-properties style:font-size-asian="12pt" style:font-size-complex="12pt"/>
    </style:style>
    <style:style style:name="T12" style:family="text">
      <style:text-properties style:font-name="Open Sans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траница-1" draw:style-name="dp1" draw:master-page-name="PM0">
        <draw:polyline draw:style-name="gr1" draw:text-style-name="P1" draw:layer="layout" svg:width="39.5cm" svg:height="28.5cm" svg:x="2cm" svg:y="0.7cm" svg:viewBox="0 0 39501 28501" draw:points="0,0 0,28501 39500,28501 39501,0">
          <text:p/>
        </draw:polyline>
        <draw:line draw:style-name="gr1" draw:text-style-name="P1" draw:layer="layout" svg:x1="41.499cm" svg:y1="0.7cm" svg:x2="2cm" svg:y2="0.7cm">
          <text:p/>
        </draw:line>
        <draw:polyline draw:style-name="gr1" draw:text-style-name="P1" draw:layer="layout" svg:width="18.5cm" svg:height="5.5cm" svg:x="23cm" svg:y="23.7cm" svg:viewBox="0 0 18501 5501" draw:points="18501,0 0,0 0,5501">
          <text:p/>
        </draw:polyline>
        <draw:line draw:style-name="gr1" draw:text-style-name="P1" draw:layer="layout" svg:x1="41.5cm" svg:y1="25.2cm" svg:x2="29.5cm" svg:y2="25.2cm">
          <text:p/>
        </draw:line>
        <draw:line draw:style-name="gr1" draw:text-style-name="P1" draw:layer="layout" svg:x1="29.5cm" svg:y1="23.7cm" svg:x2="29.5cm" svg:y2="29.199cm">
          <text:p/>
        </draw:line>
        <draw:line draw:style-name="gr1" draw:text-style-name="P1" draw:layer="layout" svg:x1="41.5cm" svg:y1="27.7cm" svg:x2="29.5cm" svg:y2="27.7cm">
          <text:p/>
        </draw:line>
        <draw:line draw:style-name="gr1" draw:text-style-name="P1" draw:layer="layout" svg:x1="36.5cm" svg:y1="25.2cm" svg:x2="36.5cm" svg:y2="29.2cm">
          <text:p/>
        </draw:line>
        <draw:line draw:style-name="gr1" draw:text-style-name="P1" draw:layer="layout" svg:x1="36.5cm" svg:y1="25.7cm" svg:x2="41.5cm" svg:y2="25.7cm">
          <text:p/>
        </draw:line>
        <draw:line draw:style-name="gr1" draw:text-style-name="P1" draw:layer="layout" svg:x1="36.5cm" svg:y1="27.2cm" svg:x2="41.5cm" svg:y2="27.2cm">
          <text:p/>
        </draw:line>
        <draw:line draw:style-name="gr1" draw:text-style-name="P1" draw:layer="layout" svg:x1="38cm" svg:y1="25.2cm" svg:x2="38cm" svg:y2="27.2cm">
          <text:p/>
        </draw:line>
        <draw:line draw:style-name="gr2" draw:text-style-name="P1" draw:layer="layout" svg:x1="37cm" svg:y1="25.7cm" svg:x2="37cm" svg:y2="27.2cm">
          <text:p/>
        </draw:line>
        <draw:line draw:style-name="gr2" draw:text-style-name="P1" draw:layer="layout" svg:x1="37.5cm" svg:y1="25.7cm" svg:x2="37.5cm" svg:y2="27.2cm">
          <text:p/>
        </draw:line>
        <draw:line draw:style-name="gr1" draw:text-style-name="P1" draw:layer="layout" svg:x1="38.5cm" svg:y1="27.2cm" svg:x2="38.5cm" svg:y2="27.699cm">
          <text:p/>
        </draw:line>
        <draw:line draw:style-name="gr1" draw:text-style-name="P1" draw:layer="layout" svg:x1="39.75cm" svg:y1="25.2cm" svg:x2="39.75cm" svg:y2="27.2cm">
          <text:p/>
        </draw:line>
        <draw:line draw:style-name="gr1" draw:text-style-name="P1" draw:layer="layout" svg:x1="28.5cm" svg:y1="23.7cm" svg:x2="28.5cm" svg:y2="29.199cm">
          <text:p/>
        </draw:line>
        <draw:line draw:style-name="gr1" draw:text-style-name="P1" draw:layer="layout" svg:x1="27cm" svg:y1="23.7cm" svg:x2="27cm" svg:y2="29.199cm">
          <text:p/>
        </draw:line>
        <draw:line draw:style-name="gr1" draw:text-style-name="P1" draw:layer="layout" svg:x1="24.7cm" svg:y1="23.7cm" svg:x2="24.7cm" svg:y2="29.199cm">
          <text:p/>
        </draw:line>
        <draw:line draw:style-name="gr2" draw:text-style-name="P1" draw:layer="layout" svg:x1="23cm" svg:y1="24.2cm" svg:x2="29.499cm" svg:y2="24.2cm">
          <text:p/>
        </draw:line>
        <draw:line draw:style-name="gr2" draw:text-style-name="P1" draw:layer="layout" svg:x1="23cm" svg:y1="24.7cm" svg:x2="29.499cm" svg:y2="24.7cm">
          <text:p/>
        </draw:line>
        <draw:line draw:style-name="gr2" draw:text-style-name="P1" draw:layer="layout" svg:x1="23cm" svg:y1="25.2cm" svg:x2="29.499cm" svg:y2="25.2cm">
          <text:p/>
        </draw:line>
        <draw:line draw:style-name="gr1" draw:text-style-name="P1" draw:layer="layout" svg:x1="23cm" svg:y1="25.7cm" svg:x2="29.499cm" svg:y2="25.7cm">
          <text:p/>
        </draw:line>
        <draw:line draw:style-name="gr1" draw:text-style-name="P1" draw:layer="layout" svg:x1="23cm" svg:y1="26.2cm" svg:x2="29.499cm" svg:y2="26.2cm">
          <text:p/>
        </draw:line>
        <draw:line draw:style-name="gr2" draw:text-style-name="P1" draw:layer="layout" svg:x1="23cm" svg:y1="26.7cm" svg:x2="29.499cm" svg:y2="26.7cm">
          <text:p/>
        </draw:line>
        <draw:line draw:style-name="gr2" draw:text-style-name="P1" draw:layer="layout" svg:x1="23cm" svg:y1="27.2cm" svg:x2="29.499cm" svg:y2="27.2cm">
          <text:p/>
        </draw:line>
        <draw:line draw:style-name="gr2" draw:text-style-name="P1" draw:layer="layout" svg:x1="23cm" svg:y1="27.7cm" svg:x2="29.512cm" svg:y2="27.7cm">
          <text:p/>
        </draw:line>
        <draw:line draw:style-name="gr2" draw:text-style-name="P1" draw:layer="layout" svg:x1="23cm" svg:y1="28.2cm" svg:x2="29.499cm" svg:y2="28.2cm">
          <text:p/>
        </draw:line>
        <draw:line draw:style-name="gr2" draw:text-style-name="P1" draw:layer="layout" svg:x1="23cm" svg:y1="28.7cm" svg:x2="29.499cm" svg:y2="28.7cm">
          <text:p/>
        </draw:line>
        <draw:line draw:style-name="gr1" draw:text-style-name="P1" draw:layer="layout" svg:x1="23.7cm" svg:y1="23.7cm" svg:x2="23.7cm" svg:y2="26.2cm">
          <text:p/>
        </draw:line>
        <draw:frame draw:style-name="gr3" draw:text-style-name="P3" draw:layer="layout" svg:width="0.699cm" svg:height="0.611cm" svg:x="22.987cm" svg:y="25.654cm">
          <draw:text-box>
            <text:p text:style-name="P2"><text:span text:style-name="T1">Из</text:span><text:span text:style-name="T1">м</text:span></text:p>
          </draw:text-box>
        </draw:frame>
        <draw:frame draw:style-name="gr3" draw:text-style-name="P3" draw:layer="layout" svg:width="0.9cm" svg:height="0.611cm" svg:x="23.75cm" svg:y="25.645cm">
          <draw:text-box>
            <text:p text:style-name="P2"><text:span text:style-name="T1">Лис</text:span><text:span text:style-name="T1">т</text:span></text:p>
          </draw:text-box>
        </draw:frame>
        <draw:frame draw:style-name="gr3" draw:text-style-name="P3" draw:layer="layout" svg:width="2.2cm" svg:height="0.611cm" svg:x="24.75cm" svg:y="25.645cm">
          <draw:text-box>
            <text:p text:style-name="P2"><text:span text:style-name="T1">№ </text:span><text:span text:style-name="T1">до</text:span><text:span text:style-name="T1">ку</text:span><text:span text:style-name="T1">ме</text:span><text:span text:style-name="T1">н</text:span><text:span text:style-name="T1">та</text:span></text:p>
          </draw:text-box>
        </draw:frame>
        <draw:frame draw:style-name="gr3" draw:text-style-name="P3" draw:layer="layout" svg:width="1.4cm" svg:height="0.611cm" svg:x="27.05cm" svg:y="25.645cm">
          <draw:text-box>
            <text:p text:style-name="P2"><text:span text:style-name="T1">По</text:span><text:span text:style-name="T1">дп</text:span><text:span text:style-name="T1">ис</text:span><text:span text:style-name="T1">ь</text:span></text:p>
          </draw:text-box>
        </draw:frame>
        <draw:frame draw:style-name="gr3" draw:text-style-name="P3" draw:layer="layout" svg:width="0.9cm" svg:height="0.611cm" svg:x="28.55cm" svg:y="25.645cm">
          <draw:text-box>
            <text:p text:style-name="P2"><text:span text:style-name="T1">Да</text:span><text:span text:style-name="T1">та</text:span></text:p>
          </draw:text-box>
        </draw:frame>
        <draw:frame draw:style-name="gr3" draw:text-style-name="P3" draw:layer="layout" svg:width="1.4cm" svg:height="0.611cm" svg:x="36.55cm" svg:y="25.145cm">
          <draw:text-box>
            <text:p text:style-name="P2"><text:span text:style-name="T1">Лит.</text:span></text:p>
          </draw:text-box>
        </draw:frame>
        <draw:frame draw:style-name="gr3" draw:text-style-name="P3" draw:layer="layout" svg:width="1.65cm" svg:height="0.611cm" svg:x="38.05cm" svg:y="25.145cm">
          <draw:text-box>
            <text:p text:style-name="P2"><text:span text:style-name="T1">Масс</text:span><text:span text:style-name="T1">а</text:span></text:p>
          </draw:text-box>
        </draw:frame>
        <draw:frame draw:style-name="gr3" draw:text-style-name="P3" draw:layer="layout" svg:width="1.65cm" svg:height="0.611cm" svg:x="39.8cm" svg:y="25.145cm">
          <draw:text-box>
            <text:p text:style-name="P2"><text:span text:style-name="T1">Масштаб</text:span></text:p>
          </draw:text-box>
        </draw:frame>
        <draw:frame draw:style-name="gr3" draw:text-style-name="P3" draw:layer="layout" svg:width="1.9cm" svg:height="0.611cm" svg:x="36.55cm" svg:y="27.145cm">
          <draw:text-box>
            <text:p text:style-name="P2"><text:span text:style-name="T1">Лист</text:span></text:p>
          </draw:text-box>
        </draw:frame>
        <draw:frame draw:style-name="gr3" draw:text-style-name="P3" draw:layer="layout" svg:width="1.191cm" svg:height="0.611cm" svg:x="38.735cm" svg:y="27.127cm">
          <draw:text-box>
            <text:p text:style-name="P2"><text:span text:style-name="T1">Лис</text:span><text:span text:style-name="T1">тов</text:span></text:p>
          </draw:text-box>
        </draw:frame>
        <draw:frame draw:style-name="gr4" draw:text-style-name="P5" draw:layer="layout" svg:width="1.7cm" svg:height="0.661cm" svg:x="23cm" svg:y="26.17cm">
          <draw:text-box>
            <text:p text:style-name="P4"><text:span text:style-name="T2">Разраб.</text:span></text:p>
          </draw:text-box>
        </draw:frame>
        <draw:frame draw:style-name="gr5" draw:text-style-name="P5" draw:layer="layout" svg:width="1.6cm" svg:height="0.717cm" svg:x="23.06cm" svg:y="26.592cm">
          <draw:text-box>
            <text:p text:style-name="P4"><text:span text:style-name="T3">Пров.</text:span></text:p>
          </draw:text-box>
        </draw:frame>
        <draw:polyline draw:style-name="gr1" draw:text-style-name="P1" draw:layer="layout" svg:width="7.88cm" svg:height="1.5cm" svg:x="2cm" svg:y="0.7cm" svg:viewBox="0 0 7881 1501" draw:points="0,1501 7881,1501 7881,0">
          <text:p/>
        </draw:polyline>
        <draw:frame draw:style-name="gr6" draw:text-style-name="P3" draw:layer="layout" svg:width="9.467cm" svg:height="1.53cm" draw:transform="rotate (-3.14159265358979) translate (10.757cm 2.215cm)">
          <draw:text-box>
            <text:p text:style-name="P2"><text:span text:style-name="T4">Г</text:span><text:span text:style-name="T4">У</text:span><text:span text:style-name="T4">И</text:span><text:span text:style-name="T4">Р</text:span><text:span text:style-name="T4">.</text:span><text:span text:style-name="T4">7</text:span><text:span text:style-name="T4">5</text:span><text:span text:style-name="T4">8</text:span><text:span text:style-name="T4">7</text:span><text:span text:style-name="T4">2</text:span><text:span text:style-name="T4">5</text:span><text:span text:style-name="T4">.</text:span><text:span text:style-name="T4">0</text:span><text:span text:style-name="T4">0</text:span><text:span text:style-name="T4">9</text:span><text:span text:style-name="T4"> </text:span><text:span text:style-name="T4">П</text:span><text:span text:style-name="T4">Д</text:span></text:p>
          </draw:text-box>
        </draw:frame>
        <draw:frame draw:style-name="gr7" draw:text-style-name="P6" draw:layer="layout" svg:width="9.524cm" svg:height="1.179cm" svg:x="30.954cm" svg:y="23.822cm">
          <draw:text-box>
            <text:p text:style-name="P2"><text:span text:style-name="T5">ГУИР.758725.0</text:span><text:span text:style-name="T5">09 ПД</text:span></text:p>
          </draw:text-box>
        </draw:frame>
        <draw:polygon draw:style-name="gr8" draw:text-style-name="P1" draw:layer="layout" svg:width="0cm" svg:height="0cm" svg:x="21.717cm" svg:y="14.95cm" svg:viewBox="0 0 0 0" draw:points="0,0">
          <text:p/>
        </draw:polygon>
        <draw:frame draw:style-name="gr9" draw:text-style-name="P3" draw:layer="layout" svg:width="0.7cm" svg:height="1.062cm" svg:x="36.85cm" svg:y="25.918cm">
          <draw:text-box>
            <text:p text:style-name="P2"><text:span text:style-name="T6">У</text:span></text:p>
          </draw:text-box>
        </draw:frame>
        <draw:frame draw:style-name="gr10" draw:text-style-name="P3" draw:layer="layout" svg:width="1.151cm" svg:height="0.834cm" svg:x="24.757cm" svg:y="26.035cm">
          <draw:text-box>
            <text:p text:style-name="P2"><text:span text:style-name="T7">Лёля</text:span></text:p>
          </draw:text-box>
        </draw:frame>
        <draw:frame draw:style-name="gr10" draw:text-style-name="P3" draw:layer="layout" svg:width="1.453cm" svg:height="0.834cm" svg:x="24.709cm" svg:y="26.471cm">
          <draw:text-box>
            <text:p text:style-name="P2"><text:span text:style-name="T7">Ролич</text:span></text:p>
          </draw:text-box>
        </draw:frame>
        <draw:frame draw:style-name="gr3" draw:text-style-name="P7" draw:layer="layout" svg:width="0.508cm" svg:height="0.611cm" svg:x="40.513cm" svg:y="27.09cm">
          <draw:text-box>
            <text:p text:style-name="P2"><text:span text:style-name="T8">1</text:span></text:p>
          </draw:text-box>
        </draw:frame>
        <draw:frame draw:style-name="gr9" draw:text-style-name="P3" draw:layer="layout" svg:width="6.224cm" svg:height="1.062cm" svg:x="35.888cm" svg:y="27.958cm">
          <draw:text-box>
            <text:p text:style-name="P2"><text:span text:style-name="T6">ПИКС, гр. </text:span><text:span text:style-name="T6">613802</text:span></text:p>
          </draw:text-box>
        </draw:frame>
        <draw:frame draw:style-name="gr11" draw:text-style-name="P8" draw:layer="layout" svg:width="6.584cm" svg:height="1.525cm" svg:x="29.718cm" svg:y="25.399cm">
          <draw:text-box>
            <text:p text:style-name="P2"><text:span text:style-name="T7">М</text:span><text:span text:style-name="T7">о</text:span><text:span text:style-name="T7">б</text:span><text:span text:style-name="T7">и</text:span><text:span text:style-name="T7">л</text:span><text:span text:style-name="T7">ь</text:span><text:span text:style-name="T7">н</text:span><text:span text:style-name="T7">о</text:span><text:span text:style-name="T7">е </text:span><text:span text:style-name="T7">ус</text:span><text:span text:style-name="T7">т</text:span><text:span text:style-name="T7">р</text:span><text:span text:style-name="T7">о</text:span><text:span text:style-name="T7">й</text:span><text:span text:style-name="T7">с</text:span><text:span text:style-name="T7">т</text:span><text:span text:style-name="T7">в</text:span><text:span text:style-name="T7">о </text:span><text:span text:style-name="T7">о</text:span><text:span text:style-name="T7">б</text:span><text:span text:style-name="T7">м</text:span><text:span text:style-name="T7">е</text:span><text:span text:style-name="T7">н</text:span><text:span text:style-name="T7">а </text:span><text:span text:style-name="T7">д</text:span><text:span text:style-name="T7">ы</text:span><text:span text:style-name="T7">н</text:span><text:span text:style-name="T7">н</text:span><text:span text:style-name="T7">ы</text:span><text:span text:style-name="T7">м</text:span><text:span text:style-name="T7">и </text:span><text:span text:style-name="T7">ч</text:span><text:span text:style-name="T7">е</text:span><text:span text:style-name="T7">р</text:span><text:span text:style-name="T7">е</text:span><text:span text:style-name="T7">з </text:span><text:span text:style-name="T7">Et</text:span><text:span text:style-name="T7">h</text:span><text:span text:style-name="T7">er</text:span><text:span text:style-name="T7">n</text:span><text:span text:style-name="T7">et</text:span></text:p>
          </draw:text-box>
        </draw:frame>
        <draw:frame draw:style-name="gr3" draw:text-style-name="P9" draw:layer="layout" svg:width="6.894cm" svg:height="0.611cm" svg:x="29.591cm" svg:y="26.977cm">
          <draw:text-box>
            <text:p text:style-name="P2"><text:span text:style-name="T1">Схе</text:span><text:span text:style-name="T1">ма </text:span><text:span text:style-name="T1">алг</text:span><text:span text:style-name="T1">ори</text:span><text:span text:style-name="T1">тм</text:span><text:span text:style-name="T1">а </text:span><text:span text:style-name="T1">раб</text:span><text:span text:style-name="T1">от</text:span><text:span text:style-name="T1">ы </text:span><text:span text:style-name="T1">ус</text:span><text:span text:style-name="T1">тр</text:span><text:span text:style-name="T1">ойс</text:span><text:span text:style-name="T1">тв</text:span><text:span text:style-name="T1">а</text:span></text:p>
          </draw:text-box>
        </draw:frame>
        <draw:frame draw:style-name="gr12" draw:text-style-name="P3" draw:layer="layout" svg:width="8.024cm" svg:height="0.95cm" svg:x="35cm" svg:y="28.937cm">
          <draw:text-box>
            <text:p text:style-name="P2"><text:span text:style-name="T9">Формат А3</text:span></text:p>
          </draw:text-box>
        </draw:frame>
        <draw:g>
          <draw:g>
            <draw:path draw:style-name="gr13" draw:text-style-name="P10" draw:layer="layout" svg:width="2.5cm" svg:height="1cm" svg:x="12.685cm" svg:y="3.334cm" svg:viewBox="0 0 2501 1001" svg:d="M500 1001h1502c92 0 170-21 250-67 79-46 137-103 183-183s66-158 66-251c0-92-20-170-66-250s-104-137-183-183c-80-46-158-67-250-67h-1502c-92 0-170 21-250 67-79 46-137 103-183 183s-67 158-67 251c0 92 21 170 67 250s104 137 183 183c80 46 158 67 250 67z">
              <text:p/>
            </draw:path>
            <draw:path draw:style-name="gr14" draw:text-style-name="P1" draw:layer="layout" svg:width="2.5cm" svg:height="1cm" svg:x="12.685cm" svg:y="3.334cm" svg:viewBox="0 0 2501 1001" svg:d="M500 1001h1502c92 0 170-21 250-67 79-46 137-103 183-183s66-158 66-251c0-92-20-170-66-250s-104-137-183-183c-80-46-158-67-250-67h-1502c-92 0-170 21-250 67-79 46-137 103-183 183s-67 158-67 251c0 92 21 170 67 250s104 137 183 183c80 46 158 67 250 67z">
              <text:p/>
            </draw:path>
          </draw:g>
          <draw:frame draw:style-name="gr15" draw:text-style-name="P3" draw:layer="layout" svg:width="2.5cm" svg:height="1cm" svg:x="12.685cm" svg:y="3.334cm">
            <draw:text-box>
              <text:p text:style-name="P11"><text:span text:style-name="T10">Н</text:span><text:span text:style-name="T10">а</text:span><text:span text:style-name="T10">ч</text:span><text:span text:style-name="T10">а</text:span><text:span text:style-name="T10">л</text:span><text:span text:style-name="T10">о</text:span></text:p>
            </draw:text-box>
          </draw:frame>
        </draw:g>
        <draw:line draw:style-name="gr14" draw:text-style-name="P1" draw:layer="layout" svg:x1="14.002cm" svg:y1="6.772cm" svg:x2="14.002cm" svg:y2="7.836cm">
          <text:p/>
        </draw:line>
        <draw:line draw:style-name="gr14" draw:text-style-name="P1" draw:layer="layout" svg:x1="14.002cm" svg:y1="9.337cm" svg:x2="14.002cm" svg:y2="10.289cm">
          <text:p/>
        </draw:line>
        <draw:line draw:style-name="gr14" draw:text-style-name="P1" draw:layer="layout" svg:x1="13.935cm" svg:y1="4.334cm" svg:x2="13.935cm" svg:y2="5.286cm">
          <text:p/>
        </draw:line>
        <draw:line draw:style-name="gr14" draw:text-style-name="P1" draw:layer="layout" svg:x1="14.002cm" svg:y1="10.401cm" svg:x2="14.002cm" svg:y2="9.337cm">
          <text:p/>
        </draw:line>
        <draw:g>
          <draw:g>
            <draw:polygon draw:style-name="gr13" draw:text-style-name="P10" draw:layer="layout" svg:width="3.91cm" svg:height="1.5cm" svg:x="11.98cm" svg:y="5.286cm" svg:viewBox="0 0 3911 1501" draw:points="0,1501 3911,1501 3911,0 0,0">
              <text:p/>
            </draw:polygon>
            <draw:path draw:style-name="gr14" draw:text-style-name="P1" draw:layer="layout" svg:width="3.91cm" svg:height="1.5cm" svg:x="11.98cm" svg:y="5.286cm" svg:viewBox="0 0 3911 1501" svg:d="M0 1501h3911v-1501h-3911zM299 1501v-1501M3611 1501v-1501">
              <text:p/>
            </draw:path>
          </draw:g>
          <draw:frame draw:style-name="gr16" draw:text-style-name="P3" draw:layer="layout" svg:width="3.31cm" svg:height="1.5cm" svg:x="12.28cm" svg:y="5.286cm">
            <draw:text-box>
              <text:p text:style-name="P11"><text:span text:style-name="T10">Инициализация </text:span><text:span text:style-name="T10">FSMC</text:span></text:p>
            </draw:text-box>
          </draw:frame>
        </draw:g>
        <draw:g>
          <draw:g>
            <draw:polygon draw:style-name="gr13" draw:text-style-name="P10" draw:layer="layout" svg:width="3.91cm" svg:height="1.5cm" svg:x="12.047cm" svg:y="7.837cm" svg:viewBox="0 0 3911 1501" draw:points="0,1501 3911,1501 3911,0 0,0">
              <text:p/>
            </draw:polygon>
            <draw:path draw:style-name="gr14" draw:text-style-name="P1" draw:layer="layout" svg:width="3.91cm" svg:height="1.5cm" svg:x="12.047cm" svg:y="7.837cm" svg:viewBox="0 0 3911 1501" svg:d="M0 1501h3911v-1501h-3911zM300 1501v-1501M3611 1501v-1501">
              <text:p/>
            </draw:path>
          </draw:g>
          <draw:frame draw:style-name="gr16" draw:text-style-name="P3" draw:layer="layout" svg:width="3.31cm" svg:height="1.5cm" svg:x="12.347cm" svg:y="7.837cm">
            <draw:text-box>
              <text:p text:style-name="P11"><text:span text:style-name="T10">Инициализация </text:span><text:span text:style-name="T10">SPI</text:span></text:p>
            </draw:text-box>
          </draw:frame>
        </draw:g>
        <draw:g xml:id="id1" draw:id="id1">
          <draw:g>
            <draw:polygon draw:style-name="gr13" draw:text-style-name="P10" draw:layer="layout" svg:width="3.91cm" svg:height="1.5cm" svg:x="12.047cm" svg:y="10.402cm" svg:viewBox="0 0 3911 1501" draw:points="0,1501 3911,1501 3911,0 0,0">
              <text:p/>
            </draw:polygon>
            <draw:path draw:style-name="gr14" draw:text-style-name="P1" draw:layer="layout" svg:width="3.91cm" svg:height="1.5cm" svg:x="12.047cm" svg:y="10.402cm" svg:viewBox="0 0 3911 1501" svg:d="M0 1501h3911v-1501h-3911zM300 1501v-1501M3611 1501v-1501">
              <text:p/>
            </draw:path>
          </draw:g>
          <draw:frame draw:style-name="gr16" draw:text-style-name="P3" draw:layer="layout" svg:width="3.31cm" svg:height="1.5cm" svg:x="12.347cm" svg:y="10.402cm">
            <draw:text-box>
              <text:p text:style-name="P11"><text:span text:style-name="T10">Инициализация </text:span><text:span text:style-name="T10">I2C</text:span></text:p>
            </draw:text-box>
          </draw:frame>
        </draw:g>
        <draw:g xml:id="id2" draw:id="id2">
          <draw:g>
            <draw:polygon draw:style-name="gr13" draw:text-style-name="P10" draw:layer="layout" svg:width="3.91cm" svg:height="1.5cm" svg:x="12.047cm" svg:y="13.009cm" svg:viewBox="0 0 3911 1501" draw:points="0,1501 3911,1501 3911,0 0,0">
              <text:p/>
            </draw:polygon>
            <draw:path draw:style-name="gr14" draw:text-style-name="P1" draw:layer="layout" svg:width="3.91cm" svg:height="1.5cm" svg:x="12.047cm" svg:y="13.009cm" svg:viewBox="0 0 3911 1501" svg:d="M0 1501h3911v-1501h-3911zM300 1501v-1501M3611 1501v-1501">
              <text:p/>
            </draw:path>
          </draw:g>
          <draw:frame draw:style-name="gr16" draw:text-style-name="P3" draw:layer="layout" svg:width="3.31cm" svg:height="1.5cm" svg:x="12.347cm" svg:y="13.009cm">
            <draw:text-box>
              <text:p text:style-name="P11"><text:span text:style-name="T10">Инициализация </text:span><text:span text:style-name="T10">RMII</text:span></text:p>
            </draw:text-box>
          </draw:frame>
        </draw:g>
        <draw:connector draw:style-name="gr17" draw:text-style-name="P12" draw:layer="layout" svg:x1="14.002cm" svg:y1="11.903cm" svg:x2="14.002cm" svg:y2="13.009cm" draw:start-shape="id1" draw:start-glue-point="2" draw:end-shape="id2" draw:end-glue-point="0" svg:d="M14002 11903v1106" svg:viewBox="0 0 1 1107">
          <text:p/>
        </draw:connector>
        <draw:g xml:id="id3" draw:id="id3">
          <draw:g>
            <draw:polygon draw:style-name="gr13" draw:text-style-name="P10" draw:layer="layout" svg:width="3.91cm" svg:height="1.5cm" svg:x="12.047cm" svg:y="15.616cm" svg:viewBox="0 0 3911 1501" draw:points="0,1501 3911,1501 3911,0 0,0">
              <text:p/>
            </draw:polygon>
            <draw:path draw:style-name="gr14" draw:text-style-name="P1" draw:layer="layout" svg:width="3.91cm" svg:height="1.5cm" svg:x="12.047cm" svg:y="15.616cm" svg:viewBox="0 0 3911 1501" svg:d="M0 1501h3911v-1501h-3911zM300 1501v-1501M3611 1501v-1501">
              <text:p/>
            </draw:path>
          </draw:g>
          <draw:frame draw:style-name="gr16" draw:text-style-name="P3" draw:layer="layout" svg:width="3.31cm" svg:height="1.5cm" svg:x="12.347cm" svg:y="15.616cm">
            <draw:text-box>
              <text:p text:style-name="P11"><text:span text:style-name="T10">Инициализация </text:span><text:span text:style-name="T10">дисплея</text:span></text:p>
            </draw:text-box>
          </draw:frame>
        </draw:g>
        <draw:connector draw:style-name="gr17" draw:text-style-name="P12" draw:layer="layout" svg:x1="14.002cm" svg:y1="14.51cm" svg:x2="14.002cm" svg:y2="15.616cm" draw:end-shape="id3" draw:end-glue-point="0" svg:d="M14002 14510v1106" svg:viewBox="0 0 1 1107">
          <text:p/>
        </draw:connector>
        <draw:custom-shape draw:style-name="gr18" draw:text-style-name="P14" xml:id="id4" draw:id="id4" draw:layer="layout" svg:width="5.588cm" svg:height="3.175cm" svg:x="11.211cm" svg:y="18.073cm">
          <text:p text:style-name="P13"><text:span text:style-name="T11">Поступление</text:span></text:p>
          <text:p text:style-name="P13"><text:span text:style-name="T11">запроса от mast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4" xml:id="id5" draw:id="id5" draw:layer="layout" svg:width="5.588cm" svg:height="3.175cm" svg:x="11.218cm" svg:y="23.146cm">
          <text:p text:style-name="P13"><text:span text:style-name="T11">Адрес назначения равен</text:span></text:p>
          <text:p text:style-name="P13"><text:span text:style-name="T11">адресу устройств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15" xml:id="id6" draw:id="id6" draw:layer="layout" svg:x1="14.005cm" svg:y1="21.248cm" svg:x2="11.211cm" svg:y2="19.661cm" draw:start-shape="id4" draw:start-glue-point="6" draw:end-shape="id4" draw:end-glue-point="5" svg:d="M14005 21248v501h-3295v-2088h501" svg:viewBox="0 0 3296 2089">
          <text:p/>
        </draw:connector>
        <draw:connector draw:style-name="gr17" draw:text-style-name="P12" draw:layer="layout" svg:x1="14.012cm" svg:y1="26.321cm" svg:x2="10.71cm" svg:y2="21.749cm" draw:start-shape="id5" draw:start-glue-point="6" draw:end-shape="id6" draw:end-glue-point="0" svg:d="M14012 26321v501h-3302v-5073" svg:viewBox="0 0 3303 5074">
          <text:p/>
        </draw:connector>
        <draw:connector draw:style-name="gr19" draw:text-style-name="P15" draw:layer="layout" svg:x1="16.799cm" svg:y1="19.661cm" svg:x2="14.012cm" svg:y2="23.146cm" draw:start-shape="id4" draw:start-glue-point="7" draw:end-shape="id5" draw:end-glue-point="4" svg:d="M16799 19661h502v2536h-3289v949" svg:viewBox="0 0 3290 3486">
          <text:p/>
        </draw:connector>
        <draw:connector draw:style-name="gr20" draw:text-style-name="P15" draw:layer="layout" draw:type="line" svg:x1="14.005cm" svg:y1="18.073cm" svg:x2="14.002cm" svg:y2="17.117cm" draw:start-shape="id4" draw:start-glue-point="4" draw:end-shape="id3" draw:end-glue-point="2" svg:d="M14005 18073l-3-956" svg:viewBox="0 0 4 957">
          <text:p/>
        </draw:connector>
        <draw:frame draw:style-name="gr21" draw:text-style-name="P16" draw:layer="layout" svg:width="1.217cm" svg:height="0.73cm" svg:x="12.234cm" svg:y="21.146cm">
          <draw:text-box>
            <text:p><text:span text:style-name="T12">Не</text:span><text:span text:style-name="T12">т</text:span></text:p>
          </draw:text-box>
        </draw:frame>
        <draw:frame draw:style-name="gr21" draw:text-style-name="P16" draw:layer="layout" svg:width="1.217cm" svg:height="0.73cm" svg:x="12.234cm" svg:y="26.194cm">
          <draw:text-box>
            <text:p><text:span text:style-name="T12">Нет</text:span></text:p>
          </draw:text-box>
        </draw:frame>
        <draw:frame draw:style-name="gr21" draw:text-style-name="P16" draw:layer="layout" svg:width="0.921cm" svg:height="0.73cm" svg:x="16.605cm" svg:y="18.987cm">
          <draw:text-box>
            <text:p><text:span text:style-name="T12">Да</text:span></text:p>
          </draw:text-box>
        </draw:frame>
        <draw:custom-shape draw:style-name="gr18" draw:text-style-name="P14" xml:id="id7" draw:id="id7" draw:layer="layout" svg:width="5.588cm" svg:height="3.175cm" svg:x="26.891cm" svg:y="3.175cm">
          <text:p text:style-name="P13"><text:span text:style-name="T11">Анализ </text:span><text:span text:style-name="T11">полученн</text:span><text:span text:style-name="T11">ой</text:span></text:p>
          <text:p text:style-name="P13"><text:span text:style-name="T11">команды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15" draw:layer="layout" draw:line-skew="-2.689cm" svg:x1="16.806cm" svg:y1="24.734cm" svg:x2="29.685cm" svg:y2="3.175cm" draw:start-shape="id5" draw:start-glue-point="7" draw:end-shape="id7" draw:end-glue-point="4" svg:d="M16806 24734h2354v-22061h10525v502" svg:viewBox="0 0 12880 22062">
          <text:p/>
        </draw:connector>
        <draw:custom-shape draw:style-name="gr22" draw:text-style-name="P17" xml:id="id8" draw:id="id8" draw:layer="layout" svg:width="4.445cm" svg:height="2.54cm" svg:x="21.811cm" svg:y="7.874cm">
          <text:p text:style-name="P12"><text:span text:style-name="T12">Заполнение </text:span><text:span text:style-name="T12">массива</text:span></text:p>
          <text:p text:style-name="P12"><text:span text:style-name="T12">пинов, </text:span><text:span text:style-name="T12">соединенных</text:span></text:p>
          <text:p text:style-name="P12"><text:span text:style-name="T12">со </text:span><text:span text:style-name="T12">светодиодами,</text:span></text:p>
          <text:p text:style-name="P12"><text:span text:style-name="T12"><text:s/></text:span><text:span text:style-name="T12">полученными </text:span><text:span text:style-name="T12">значениями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xml:id="id9" draw:id="id9" draw:layer="layout" svg:width="4.699cm" svg:height="2.54cm" svg:x="33.241cm" svg:y="7.874cm">
          <text:p text:style-name="P12"><text:span text:style-name="T12">Опрос состояний</text:span></text:p>
          <text:p text:style-name="P12"><text:span text:style-name="T12">пинов, соединенных со</text:span></text:p>
          <text:p text:style-name="P12"><text:span text:style-name="T12">светодиодами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xml:id="id10" draw:id="id10" draw:layer="layout" svg:width="4.699cm" svg:height="1.143cm" svg:x="27.399cm" svg:y="11.938cm">
          <text:p text:style-name="P12"><text:span text:style-name="T12">Фо</text:span><text:span text:style-name="T12">рм</text:span><text:span text:style-name="T12">ир</text:span><text:span text:style-name="T12">ов</text:span><text:span text:style-name="T12">ан</text:span><text:span text:style-name="T12">ие </text:span><text:span text:style-name="T12">от</text:span><text:span text:style-name="T12">ве</text:span><text:span text:style-name="T12">та</text:span></text:p>
          <text:p text:style-name="P12"><text:span text:style-name="T12">дл</text:span><text:span text:style-name="T12">я </text:span><text:span text:style-name="T12">ma</text:span><text:span text:style-name="T12">ste</text:span><text:span text:style-name="T12">r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xml:id="id11" draw:id="id11" draw:layer="layout" svg:width="4.699cm" svg:height="1.143cm" svg:x="27.399cm" svg:y="14.478cm">
          <text:p text:style-name="P12"><text:span text:style-name="T12">Отправка ответа</text:span></text:p>
          <text:p text:style-name="P12"><text:span text:style-name="T12">через Ethernet</text:span></text:p>
          <draw:enhanced-geometry svg:viewBox="0 0 21600 21600" draw:type="rectangle" draw:enhanced-path="M 0 0 L 21600 0 21600 21600 0 21600 0 0 Z N"/>
        </draw:custom-shape>
        <draw:g xml:id="id12" draw:id="id12">
          <draw:g>
            <draw:path draw:style-name="gr13" draw:text-style-name="P10" draw:layer="layout" svg:width="2.5cm" svg:height="1cm" svg:x="28.487cm" svg:y="17.145cm" svg:viewBox="0 0 2501 1001" svg:d="M500 1001h1502c92 0 170-21 250-67 79-46 137-103 183-183s66-158 66-251c0-92-20-170-66-250s-104-137-183-183c-80-46-158-67-250-67h-1502c-92 0-170 21-250 67-79 46-137 103-183 183s-67 158-67 251c0 92 21 170 67 250s104 137 183 183c80 46 158 67 250 67z">
              <text:p/>
            </draw:path>
            <draw:path draw:style-name="gr14" draw:text-style-name="P1" draw:layer="layout" svg:width="2.5cm" svg:height="1cm" svg:x="28.487cm" svg:y="17.145cm" svg:viewBox="0 0 2501 1001" svg:d="M500 1001h1502c92 0 170-21 250-67 79-46 137-103 183-183s66-158 66-251c0-92-20-170-66-250s-104-137-183-183c-80-46-158-67-250-67h-1502c-92 0-170 21-250 67-79 46-137 103-183 183s-67 158-67 251c0 92 21 170 67 250s104 137 183 183c80 46 158 67 250 67z">
              <text:p/>
            </draw:path>
          </draw:g>
          <draw:frame draw:style-name="gr15" draw:text-style-name="P3" draw:layer="layout" svg:width="2.5cm" svg:height="1cm" svg:x="28.487cm" svg:y="17.145cm">
            <draw:text-box>
              <text:p text:style-name="P11"><text:span text:style-name="T10">Конец</text:span></text:p>
            </draw:text-box>
          </draw:frame>
        </draw:g>
        <draw:connector draw:style-name="gr19" draw:text-style-name="P15" draw:layer="layout" svg:x1="26.891cm" svg:y1="4.763cm" svg:x2="24.033cm" svg:y2="7.874cm" draw:start-shape="id7" draw:start-glue-point="5" draw:end-shape="id8" draw:end-glue-point="0" svg:d="M26891 4763h-2858v3111" svg:viewBox="0 0 2859 3112">
          <text:p/>
        </draw:connector>
        <draw:connector draw:style-name="gr19" draw:text-style-name="P15" draw:layer="layout" svg:x1="32.479cm" svg:y1="4.763cm" svg:x2="35.59cm" svg:y2="7.874cm" draw:start-shape="id7" draw:start-glue-point="7" draw:end-shape="id9" draw:end-glue-point="0" svg:d="M32479 4763h3111v3111" svg:viewBox="0 0 3112 3112">
          <text:p/>
        </draw:connector>
        <draw:connector draw:style-name="gr17" draw:text-style-name="P12" draw:layer="layout" svg:x1="24.033cm" svg:y1="10.414cm" svg:x2="29.748cm" svg:y2="11.938cm" draw:start-shape="id8" draw:start-glue-point="2" draw:end-shape="id10" draw:end-glue-point="0" svg:d="M24033 10414v762h5715v762" svg:viewBox="0 0 5716 1525">
          <text:p/>
        </draw:connector>
        <draw:connector draw:style-name="gr17" draw:text-style-name="P12" draw:layer="layout" svg:x1="35.59cm" svg:y1="10.414cm" svg:x2="29.748cm" svg:y2="11.938cm" draw:start-shape="id9" draw:start-glue-point="2" draw:end-shape="id10" draw:end-glue-point="0" svg:d="M35590 10414v762h-5842v762" svg:viewBox="0 0 5843 1525">
          <text:p/>
        </draw:connector>
        <draw:connector draw:style-name="gr25" draw:text-style-name="P12" draw:layer="layout" svg:x1="29.748cm" svg:y1="13.081cm" svg:x2="29.748cm" svg:y2="14.478cm" draw:start-shape="id10" draw:start-glue-point="2" draw:end-shape="id11" draw:end-glue-point="0" svg:d="M29748 13081v1397" svg:viewBox="0 0 1 1398">
          <text:p/>
        </draw:connector>
        <draw:connector draw:style-name="gr20" draw:text-style-name="P15" draw:layer="layout" draw:type="line" svg:x1="29.748cm" svg:y1="15.621cm" svg:x2="29.737cm" svg:y2="17.145cm" draw:start-shape="id11" draw:start-glue-point="2" draw:end-shape="id12" draw:end-glue-point="0" svg:d="M29748 15621l-11 1524" svg:viewBox="0 0 12 1525">
          <text:p/>
        </draw:connector>
        <draw:frame draw:style-name="gr21" draw:text-style-name="P16" draw:layer="layout" svg:width="1.632cm" svg:height="0.73cm" svg:x="24.003cm" svg:y="4.064cm">
          <draw:text-box>
            <text:p><text:span text:style-name="T12">За</text:span><text:span text:style-name="T12">пи</text:span><text:span text:style-name="T12">сь</text:span></text:p>
          </draw:text-box>
        </draw:frame>
        <draw:frame draw:style-name="gr21" draw:text-style-name="P16" draw:layer="layout" svg:width="1.793cm" svg:height="0.73cm" svg:x="33.928cm" svg:y="4.064cm">
          <draw:text-box>
            <text:p><text:span text:style-name="T12">Чтен</text:span><text:span text:style-name="T12">ие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ISOCPEUR" svg:font-family="ISOCPEU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5-03T17:42:08.514312495</dc:date>
    <meta:editing-duration>PT14M26S</meta:editing-duration>
    <meta:editing-cycles>2</meta:editing-cycles>
    <meta:generator>LibreOffice/6.0.7.3$Linux_X86_64 LibreOffice_project/00m0$Build-3</meta:generator>
    <meta:document-statistic meta:object-count="116"/>
  </office:meta>
</office:document-meta>
</file>